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FDD000007E6000001EB2640A89A53908F60.svg" manifest:media-type="image/svg+xml"/>
  <manifest:file-entry manifest:full-path="Pictures/100002010000012C00000015524F3653373F0BE0.png" manifest:media-type="image/png"/>
  <manifest:file-entry manifest:full-path="Pictures/100020A700001B06000001EB62181F4465F440CF.svg" manifest:media-type="image/svg+xml"/>
  <manifest:file-entry manifest:full-path="Pictures/100017EC0000150A0000025F872E9C563893B0E4.svg" manifest:media-type="image/svg+xml"/>
  <manifest:file-entry manifest:full-path="Pictures/10000CFD00000B5F000001EB1A111A419FBD6C63.svg" manifest:media-type="image/svg+xml"/>
  <manifest:file-entry manifest:full-path="Pictures/100002010000004A000000169D58B4BCF4E5BBFF.png" manifest:media-type="image/png"/>
  <manifest:file-entry manifest:full-path="Pictures/10000201000000560000001376EFF38E6CB2F3D2.png" manifest:media-type="image/png"/>
  <manifest:file-entry manifest:full-path="Pictures/100002010000005E0000001668F8D6CE9FCFE50C.png" manifest:media-type="image/png"/>
  <manifest:file-entry manifest:full-path="Pictures/10000B04000006AC00000203A7F8AC30C52DD74B.svg" manifest:media-type="image/svg+xml"/>
  <manifest:file-entry manifest:full-path="Pictures/1000000000000020000000204B249CA79A42C6D7.png" manifest:media-type="image/png"/>
  <manifest:file-entry manifest:full-path="Pictures/100002010000007E00000015736DDDB4D0D459E0.png" manifest:media-type="image/png"/>
  <manifest:file-entry manifest:full-path="Pictures/100002010000005800000015E9F4614FAEEC3F83.png" manifest:media-type="image/png"/>
  <manifest:file-entry manifest:full-path="Pictures/100002010000006F0000001699FF1447ACB11694.png" manifest:media-type="image/png"/>
  <manifest:file-entry manifest:full-path="Pictures/10000C40000009FF000002030C09628FC2191683.svg" manifest:media-type="image/svg+xml"/>
  <manifest:file-entry manifest:full-path="Pictures/10000B61000007C7000001BC3153A23A5EA2F855.svg" manifest:media-type="image/svg+xml"/>
  <manifest:file-entry manifest:full-path="Pictures/10000201000000E90000001AACBD680FC3C49404.png" manifest:media-type="image/png"/>
  <manifest:file-entry manifest:full-path="Pictures/100002010000006F00000017741BA905B77F377E.png" manifest:media-type="image/png"/>
  <manifest:file-entry manifest:full-path="Pictures/10000D630000087E0000020342978555E622AB66.svg" manifest:media-type="image/svg+xml"/>
  <manifest:file-entry manifest:full-path="Pictures/10000E15000009FF0000020976A1D272C3411C97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368cm" fo:min-width="1.118cm"/>
    </style:style>
    <style:style style:name="gr2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12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6" style:family="graphic" style:parent-style-name="objectwithoutfill">
      <style:graphic-properties draw:fill="solid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style:text-properties fo:color="#999999" fo:font-size="12pt" style:font-size-asian="12pt" style:font-size-complex="12pt"/>
    </style:style>
    <style:style style:name="P7" style:family="paragraph">
      <loext:graphic-properties draw:fill="none" draw:fill-color="#ffffff"/>
      <style:text-properties fo:color="#999999"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999999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86cm" svg:height="2.286cm" svg:x="4.556cm" svg:y="2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.778cm" svg:y1="1.905cm" svg:x2="4.707cm" svg:y2="3.221cm">
          <text:p/>
        </draw:line>
        <draw:line draw:style-name="gr2" draw:text-style-name="P2" draw:layer="layout" svg:x1="1.905cm" svg:y1="5.842cm" svg:x2="4.798cm" svg:y2="4.509cm">
          <text:p/>
        </draw:line>
        <draw:line draw:style-name="gr2" draw:text-style-name="P2" draw:layer="layout" svg:x1="6.842cm" svg:y1="3.703cm" svg:x2="11.289cm" svg:y2="3.703cm">
          <text:p/>
        </draw:line>
        <draw:frame draw:style-name="gr3" draw:text-style-name="P4" draw:layer="layout" svg:width="4.572cm" svg:height="0.806cm" svg:x="0.127cm" svg:y="0.362cm">
          <draw:text-box>
            <text:p text:style-name="P3"><text:span text:style-name="T1">Area (1k sqft)</text:span></text:p>
          </draw:text-box>
        </draw:frame>
        <draw:frame draw:style-name="gr3" draw:text-style-name="P4" draw:layer="layout" svg:width="4.572cm" svg:height="0.806cm" svg:x="0.408cm" svg:y="5.733cm">
          <draw:text-box>
            <text:p text:style-name="P3"><text:span text:style-name="T1">Rooms</text:span></text:p>
          </draw:text-box>
        </draw:frame>
        <draw:frame draw:style-name="gr4" draw:text-style-name="P5" draw:layer="layout" svg:width="2.173cm" svg:height="0.514cm" svg:x="0.678cm" svg:y="1.188cm">
          <draw:image xlink:href="Pictures/10000D630000087E0000020342978555E622AB66.svg" xlink:type="simple" xlink:show="embed" xlink:actuate="onLoad" loext:mime-type="image/svg+xml">
            <text:p/>
          </draw:image>
          <draw:image xlink:href="Pictures/100002010000005E0000001668F8D6CE9FCFE50C.png" xlink:type="simple" xlink:show="embed" xlink:actuate="onLoad" loext:mime-type="image/png"/>
        </draw:frame>
        <draw:frame draw:style-name="gr4" draw:text-style-name="P5" draw:layer="layout" svg:width="1.707cm" svg:height="0.514cm" svg:x="0.608cm" svg:y="6.502cm">
          <draw:image xlink:href="Pictures/10000B04000006AC00000203A7F8AC30C52DD74B.svg" xlink:type="simple" xlink:show="embed" xlink:actuate="onLoad" loext:mime-type="image/svg+xml">
            <text:p/>
          </draw:image>
          <draw:image xlink:href="Pictures/100002010000004A000000169D58B4BCF4E5BBFF.png" xlink:type="simple" xlink:show="embed" xlink:actuate="onLoad" loext:mime-type="image/png"/>
        </draw:frame>
        <draw:frame draw:style-name="gr4" draw:text-style-name="P5" draw:layer="layout" svg:width="2.558cm" svg:height="0.52cm" svg:x="1.112cm" svg:y="2.86cm">
          <draw:image xlink:href="Pictures/10000E15000009FF0000020976A1D272C3411C97.svg" xlink:type="simple" xlink:show="embed" xlink:actuate="onLoad" loext:mime-type="image/svg+xml">
            <text:p/>
          </draw:image>
          <draw:image xlink:href="Pictures/100002010000006F00000017741BA905B77F377E.png" xlink:type="simple" xlink:show="embed" xlink:actuate="onLoad" loext:mime-type="image/png"/>
        </draw:frame>
        <draw:frame draw:style-name="gr4" draw:text-style-name="P5" draw:layer="layout" svg:width="2.558cm" svg:height="0.514cm" svg:x="1.119cm" svg:y="4.484cm">
          <draw:image xlink:href="Pictures/10000C40000009FF000002030C09628FC2191683.svg" xlink:type="simple" xlink:show="embed" xlink:actuate="onLoad" loext:mime-type="image/svg+xml">
            <text:p/>
          </draw:image>
          <draw:image xlink:href="Pictures/100002010000006F0000001699FF1447ACB11694.png" xlink:type="simple" xlink:show="embed" xlink:actuate="onLoad" loext:mime-type="image/png"/>
        </draw:frame>
        <draw:frame draw:style-name="gr5" draw:text-style-name="P4" draw:layer="layout" svg:width="3.331cm" svg:height="1.361cm" svg:x="11.43cm" svg:y="3.258cm">
          <draw:text-box>
            <text:p text:style-name="P3"><text:span text:style-name="T1">House Price</text:span></text:p>
            <text:p text:style-name="P3"><text:span text:style-name="T1">(x1000)</text:span></text:p>
          </draw:text-box>
        </draw:frame>
        <draw:frame draw:style-name="gr4" draw:text-style-name="P5" draw:layer="layout" svg:width="2.91cm" svg:height="0.49cm" svg:x="4.456cm" svg:y="5.107cm">
          <draw:image xlink:href="Pictures/10000CFD00000B5F000001EB1A111A419FBD6C63.svg" xlink:type="simple" xlink:show="embed" xlink:actuate="onLoad" loext:mime-type="image/svg+xml">
            <text:p/>
          </draw:image>
          <draw:image xlink:href="Pictures/100002010000007E00000015736DDDB4D0D459E0.png" xlink:type="simple" xlink:show="embed" xlink:actuate="onLoad" loext:mime-type="image/png"/>
        </draw:frame>
        <draw:frame draw:style-name="gr4" draw:text-style-name="P5" draw:layer="layout" svg:width="5.385cm" svg:height="0.606cm" svg:x="7.164cm" svg:y="1.188cm">
          <draw:image xlink:href="Pictures/100017EC0000150A0000025F872E9C563893B0E4.svg" xlink:type="simple" xlink:show="embed" xlink:actuate="onLoad" loext:mime-type="image/svg+xml">
            <text:p/>
          </draw:image>
          <draw:image xlink:href="Pictures/10000201000000E90000001AACBD680FC3C49404.png" xlink:type="simple" xlink:show="embed" xlink:actuate="onLoad" loext:mime-type="image/png"/>
        </draw:frame>
        <draw:frame draw:style-name="gr4" draw:text-style-name="P5" draw:layer="layout" svg:width="6.917cm" svg:height="0.49cm" svg:x="7.119cm" svg:y="1.942cm">
          <draw:image xlink:href="Pictures/100020A700001B06000001EB62181F4465F440CF.svg" xlink:type="simple" xlink:show="embed" xlink:actuate="onLoad" loext:mime-type="image/svg+xml">
            <text:p/>
          </draw:image>
          <draw:image xlink:href="Pictures/100002010000012C00000015524F3653373F0BE0.png" xlink:type="simple" xlink:show="embed" xlink:actuate="onLoad" loext:mime-type="image/png"/>
        </draw:frame>
        <draw:frame draw:style-name="gr4" draw:text-style-name="P5" draw:layer="layout" svg:width="2.021cm" svg:height="0.49cm" svg:x="7.108cm" svg:y="2.57cm">
          <draw:image xlink:href="Pictures/10000FDD000007E6000001EB2640A89A53908F60.svg" xlink:type="simple" xlink:show="embed" xlink:actuate="onLoad" loext:mime-type="image/svg+xml">
            <text:p/>
          </draw:image>
          <draw:image xlink:href="Pictures/100002010000005800000015E9F4614FAEEC3F83.png" xlink:type="simple" xlink:show="embed" xlink:actuate="onLoad" loext:mime-type="image/png"/>
        </draw:frame>
        <draw:frame draw:style-name="gr4" draw:text-style-name="P5" draw:layer="layout" svg:width="1.99cm" svg:height="0.443cm" svg:x="7.17cm" svg:y="4.004cm">
          <draw:image xlink:href="Pictures/10000B61000007C7000001BC3153A23A5EA2F855.svg" xlink:type="simple" xlink:show="embed" xlink:actuate="onLoad" loext:mime-type="image/svg+xml">
            <text:p/>
          </draw:image>
          <draw:image xlink:href="Pictures/10000201000000560000001376EFF38E6CB2F3D2.png" xlink:type="simple" xlink:show="embed" xlink:actuate="onLoad" loext:mime-type="image/png"/>
        </draw:frame>
        <draw:frame draw:style-name="gr3" draw:text-style-name="P7" draw:layer="layout" svg:width="3.223cm" svg:height="0.762cm" svg:x="4.016cm" svg:y="6.35cm">
          <draw:text-box>
            <text:p text:style-name="P6"><text:span text:style-name="T2">Feature</text:span></text:p>
          </draw:text-box>
        </draw:frame>
        <draw:path draw:style-name="gr6" draw:text-style-name="P2" draw:layer="layout" svg:width="1.167cm" svg:height="1.345cm" draw:transform="rotate (2.21429922200521) translate (3.11404311272568cm 7.53872067154433cm)" svg:viewBox="0 0 1168 1346" svg:d="M0 1346c635 0 102-559 610-813s558-533 558-533">
          <text:p/>
        </draw:path>
        <draw:frame draw:style-name="gr3" draw:text-style-name="P7" draw:layer="layout" svg:width="1.402cm" svg:height="0.762cm" svg:x="8.631cm" svg:y="6.196cm">
          <draw:text-box>
            <text:p text:style-name="P6"><text:span text:style-name="T2">Bias</text:span></text:p>
          </draw:text-box>
        </draw:frame>
        <draw:path draw:style-name="gr6" draw:text-style-name="P2" draw:layer="layout" svg:width="1.952cm" svg:height="1.784cm" draw:transform="skewX (-0.451865743341332) rotate (1.64357655660306) translate (7.5655488935027cm 7.33315888642216cm)" svg:viewBox="0 0 1953 1785" svg:d="M0 1785c1065 0 168-741 1019-1078 850-336 934-707 934-707">
          <text:p/>
        </draw:path>
        <draw:frame draw:style-name="gr3" draw:text-style-name="P7" draw:layer="layout" svg:width="3.048cm" svg:height="0.762cm" svg:x="9.333cm" svg:y="5.334cm">
          <draw:text-box>
            <text:p text:style-name="P6"><text:span text:style-name="T2">Ground truth</text:span></text:p>
          </draw:text-box>
        </draw:frame>
        <draw:path draw:style-name="gr6" draw:text-style-name="P2" draw:layer="layout" svg:width="1.697cm" svg:height="1.955cm" draw:transform="skewX (-0.567232006898157) rotate (1.05976392181096) translate (8.38620538028008cm 5.59131640388383cm)" svg:viewBox="0 0 1698 1956" svg:d="M0 1956c926 0 146-812 885-1181 740-369 813-775 813-775">
          <text:p/>
        </draw:path>
        <draw:frame draw:style-name="gr3" draw:text-style-name="P7" draw:layer="layout" svg:width="3.223cm" svg:height="0.762cm" svg:x="10.874cm" svg:y="2.54cm">
          <draw:text-box>
            <text:p text:style-name="P6"><text:span text:style-name="T2">Prediction</text:span></text:p>
          </draw:text-box>
        </draw:frame>
        <draw:path draw:style-name="gr6" draw:text-style-name="P2" draw:layer="layout" svg:width="1.167cm" svg:height="1.345cm" draw:transform="rotate (2.21429922200521) translate (9.97204311272568cm 3.72872067154433cm)" svg:viewBox="0 0 1168 1346" svg:d="M0 1346c635 0 102-559 610-813s558-533 558-533">
          <text:p/>
        </draw:path>
        <draw:frame draw:style-name="gr3" draw:text-style-name="P7" draw:layer="layout" svg:width="3.223cm" svg:height="0.762cm" svg:x="4.016cm" svg:y="1.397cm">
          <draw:text-box>
            <text:p text:style-name="P6"><text:span text:style-name="T2">Weight</text:span></text:p>
          </draw:text-box>
        </draw:frame>
        <draw:path draw:style-name="gr6" draw:text-style-name="P2" draw:layer="layout" svg:width="1.167cm" svg:height="1.345cm" draw:transform="rotate (2.91609611423213) translate (3.92058986854707cm 3.05429816308968cm)" svg:viewBox="0 0 1168 1346" svg:d="M0 1346c635 0 102-559 610-813s558-533 558-533">
          <text:p/>
        </draw:path>
        <draw:frame draw:style-name="gr3" draw:text-style-name="P7" draw:layer="layout" svg:width="1.638cm" svg:height="0.762cm" svg:x="13.475cm" svg:y="4.94cm">
          <draw:text-box>
            <text:p text:style-name="P6"><text:span text:style-name="T2">Label</text:span></text:p>
          </draw:text-box>
        </draw:frame>
        <draw:path draw:style-name="gr6" draw:text-style-name="P2" draw:layer="layout" svg:width="0.546cm" svg:height="1.2cm" draw:transform="skewX (-0.264242848751941) rotate (0.863763446811993) translate (13.1896413431207cm 4.54691352935566cm)" svg:viewBox="0 0 547 1201" svg:d="M0 1201c297 0 48-498 286-725 237-227 261-476 261-476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999999" draw:marker-end="Arrow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.24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10-29T15:31:46.576006200</meta:creation-date>
    <dc:date>2020-10-29T17:19:07.378740624</dc:date>
    <meta:editing-duration>PT39M41S</meta:editing-duration>
    <meta:editing-cycles>8</meta:editing-cycles>
    <meta:generator>LibreOffice/6.4.4.2$MacOSX_X86_64 LibreOffice_project/3d775be2011f3886db32dfd395a6a6d1ca2630ff</meta:generator>
    <meta:document-statistic meta:object-count="28"/>
  </office:meta>
</office:document-meta>
</file>